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2.2764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1.2291in"/>
    </style:style>
    <style:style style:name="co5" style:family="table-column">
      <style:table-column-properties fo:break-before="auto" style:column-width="0.6563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0.6138in"/>
    </style:style>
    <style:style style:name="co10" style:family="table-column">
      <style:table-column-properties fo:break-before="auto" style:column-width="0.4535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0.8181in"/>
    </style:style>
    <style:style style:name="co13" style:family="table-column">
      <style:table-column-properties fo:break-before="auto" style:column-width="0.8126in"/>
    </style:style>
    <style:style style:name="co14" style:family="table-column">
      <style:table-column-properties fo:break-before="auto" style:column-width="0.9252in"/>
    </style:style>
    <style:style style:name="co15" style:family="table-column">
      <style:table-column-properties fo:break-before="auto" style:column-width="0.9374in"/>
    </style:style>
    <style:style style:name="co16" style:family="table-column">
      <style:table-column-properties fo:break-before="auto" style:column-width="1.361in"/>
    </style:style>
    <style:style style:name="co17" style:family="table-column">
      <style:table-column-properties fo:break-before="auto" style:column-width="1.1472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2898in"/>
    </style:style>
    <style:style style:name="co20" style:family="table-column">
      <style:table-column-properties fo:break-before="auto" style:column-width="1.1717in"/>
    </style:style>
    <style:style style:name="co21" style:family="table-column">
      <style:table-column-properties fo:break-before="auto" style:column-width="0.5118in"/>
    </style:style>
    <style:style style:name="co22" style:family="table-column">
      <style:table-column-properties fo:break-before="auto" style:column-width="0.6783in"/>
    </style:style>
    <style:style style:name="co23" style:family="table-column">
      <style:table-column-properties fo:break-before="auto" style:column-width="0.8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odel_5f_selection">
      <style:table-properties table:display="true" style:writing-mode="lr-tb"/>
    </style:style>
    <style:style style:name="ta2" style:family="table" style:master-page-name="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00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99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99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 style:data-style-name="N9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Mono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Mono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model_selection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0"/>
        <table:table-column table:style-name="co2" table:default-cell-style-name="ACE-0"/>
        <table:table-column table:style-name="co3" table:default-cell-style-name="ACE-0"/>
        <table:table-column table:style-name="co4" table:default-cell-style-name="ACE-0"/>
        <table:table-column table:style-name="co5" table:default-cell-style-name="ACE-0"/>
        <table:table-column table:style-name="co6" table:default-cell-style-name="ACE-0"/>
        <table:table-column table:style-name="co7" table:default-cell-style-name="ACE-0"/>
        <table:table-column table:style-name="co8" table:default-cell-style-name="ACE-0"/>
        <table:table-column table:style-name="co9" table:default-cell-style-name="ACE-0"/>
        <table:table-column table:style-name="co10" table:default-cell-style-name="ACE-0"/>
        <table:table-column table:style-name="co11" table:default-cell-style-name="ACE-0"/>
        <table:table-column table:style-name="co12" table:default-cell-style-name="ACE-0"/>
        <table:table-column table:style-name="co13" table:default-cell-style-name="ACE-0"/>
        <table:table-column table:style-name="co14" table:default-cell-style-name="ACE-0"/>
        <table:table-column table:style-name="co15" table:default-cell-style-name="ACE-0"/>
        <table:table-column table:style-name="co16" table:default-cell-style-name="ACE-0"/>
        <table:table-column table:style-name="co17" table:default-cell-style-name="ACE-0"/>
        <table:table-column table:style-name="co18" table:default-cell-style-name="ACE-0"/>
        <table:table-column table:style-name="co19" table:number-columns-repeated="2" table:default-cell-style-name="ACE-0"/>
        <table:table-column table:style-name="co18" table:number-columns-repeated="44" table:default-cell-style-name="ACE-0"/>
        <table:table-column table:style-name="co6" table:number-columns-repeated="6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preprocessing</text:p>
          </table:table-cell>
          <table:table-cell office:value-type="string" calcext:value-type="string">
            <text:p>chol</text:p>
          </table:table-cell>
          <table:table-cell office:value-type="string" calcext:value-type="string">
            <text:p>imput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cv mean mcc</text:p>
          </table:table-cell>
          <table:table-cell office:value-type="string" calcext:value-type="string">
            <text:p>cv std mcc</text:p>
          </table:table-cell>
          <table:table-cell office:value-type="string" calcext:value-type="string">
            <text:p>outlier mcc</text:p>
          </table:table-cell>
          <table:table-cell office:value-type="string" calcext:value-type="string">
            <text:p>full dataset</text:p>
          </table:table-cell>
          <table:table-cell office:value-type="string" calcext:value-type="string">
            <text:p>commit hash</text:p>
          </table:table-cell>
          <table:table-cell/>
          <table:table-cell office:value-type="string" calcext:value-type="string">
            <text:p>Highest mcc</text:p>
          </table:table-cell>
          <table:table-cell table:formula="of:=MAX([.I$1:.I$1048576])" office:value-type="float" office:value="0.7255" calcext:value-type="float">
            <text:p>0.7255</text:p>
          </table:table-cell>
          <table:table-cell table:formula="of:=MATCH([.R1];[.I$1:.I$1048576];0)" office:value-type="float" office:value="20" calcext:value-type="float">
            <text:p>20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7528" calcext:value-type="float">
            <text:p>0.7528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429" calcext:value-type="float">
            <text:p>0.5429</text:p>
          </table:table-cell>
          <table:table-cell office:value-type="float" office:value="11.95" calcext:value-type="float">
            <text:p>11.95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381" calcext:value-type="float">
            <text:p>0.38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1b4fa9</text:p>
          </table:table-cell>
          <table:table-cell table:number-columns-repeated="2"/>
          <table:table-cell table:formula="of:=LARGE([.I$1:.I$1048576];2)" office:value-type="float" office:value="0.7023" calcext:value-type="float">
            <text:p>0.7023</text:p>
          </table:table-cell>
          <table:table-cell table:formula="of:=MATCH([.R2];[.I$1:.I$1048576];0)" office:value-type="float" office:value="21" calcext:value-type="float">
            <text:p>21</text:p>
          </table:table-cell>
          <table:table-cell table:number-columns-repeated="109"/>
        </table:table-row>
        <table:table-row table:style-name="ro1">
          <table:table-cell table:style-name="ACE-1" office:value-type="string" calcext:value-type="string">
            <text:p>qda</text:p>
          </table:table-cell>
          <table:table-cell table:style-name="ACE-1" office:value-type="string" calcext:value-type="string">
            <text:p>power transformer</text:p>
          </table:table-cell>
          <table:table-cell table:style-name="ACE-1" office:value-type="string" calcext:value-type="string">
            <text:p>FALSE</text:p>
          </table:table-cell>
          <table:table-cell table:style-name="ACE-1" office:value-type="string" calcext:value-type="string">
            <text:p>single</text:p>
          </table:table-cell>
          <table:table-cell table:style-name="ACE-1" office:value-type="float" office:value="0.8246" calcext:value-type="float">
            <text:p>0.8246</text:p>
          </table:table-cell>
          <table:table-cell table:style-name="ACE-1" office:value-type="float" office:value="0.8788" calcext:value-type="float">
            <text:p>0.8788</text:p>
          </table:table-cell>
          <table:table-cell table:style-name="ACE-1" office:value-type="float" office:value="0.8286" calcext:value-type="float">
            <text:p>0.8286</text:p>
          </table:table-cell>
          <table:table-cell table:style-name="ACE-1" office:value-type="float" office:value="0.8182" calcext:value-type="float">
            <text:p>0.8182</text:p>
          </table:table-cell>
          <table:table-cell table:style-name="ACE-1" office:value-type="float" office:value="0.6377" calcext:value-type="float">
            <text:p>0.6377</text:p>
          </table:table-cell>
          <table:table-cell table:style-name="ACE-1" office:value-type="float" office:value="21.75" calcext:value-type="float">
            <text:p>21.75</text:p>
          </table:table-cell>
          <table:table-cell table:style-name="ACE-1" office:value-type="float" office:value="0.5981" calcext:value-type="float">
            <text:p>0.5981</text:p>
          </table:table-cell>
          <table:table-cell table:style-name="ACE-1" office:value-type="float" office:value="0.1297" calcext:value-type="float">
            <text:p>0.1297</text:p>
          </table:table-cell>
          <table:table-cell table:style-name="ACE-1" office:value-type="float" office:value="0.5682" calcext:value-type="float">
            <text:p>0.568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b794549</text:p>
          </table:table-cell>
          <table:table-cell table:number-columns-repeated="2"/>
          <table:table-cell table:formula="of:=LARGE([.I$1:.I$1048576];3)" office:value-type="float" office:value="0.691" calcext:value-type="float">
            <text:p>0.691</text:p>
          </table:table-cell>
          <table:table-cell table:formula="of:=MATCH([.R3];[.I$1:.I$1048576];0)" office:value-type="float" office:value="46" calcext:value-type="float">
            <text:p>46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375" calcext:value-type="float">
            <text:p>0.6375</text:p>
          </table:table-cell>
          <table:table-cell office:value-type="float" office:value="21.9" calcext:value-type="float">
            <text:p>21.9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533" calcext:value-type="float">
            <text:p>0.53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4708a1</text:p>
          </table:table-cell>
          <table:table-cell table:number-columns-repeated="2"/>
          <table:table-cell table:formula="of:=LARGE([.I$1:.I$1048576];4)" office:value-type="float" office:value="0.6808" calcext:value-type="float">
            <text:p>0.6808</text:p>
          </table:table-cell>
          <table:table-cell table:formula="of:=MATCH([.R4];[.I$1:.I$1048576];0)" office:value-type="float" office:value="43" calcext:value-type="float">
            <text:p>43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075" calcext:value-type="float">
            <text:p>0.6075</text:p>
          </table:table-cell>
          <table:table-cell office:value-type="float" office:value="17.02" calcext:value-type="float">
            <text:p>17.02</text:p>
          </table:table-cell>
          <table:table-cell office:value-type="float" office:value="0.565" calcext:value-type="float">
            <text:p>0.565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5173" calcext:value-type="float">
            <text:p>0.517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ea8dec6</text:p>
          </table:table-cell>
          <table:table-cell table:number-columns-repeated="2"/>
          <table:table-cell table:formula="of:=LARGE([.I$1:.I$1048576];5)" office:value-type="float" office:value="0.6709" calcext:value-type="float">
            <text:p>0.6709</text:p>
          </table:table-cell>
          <table:table-cell table:formula="of:=MATCH([.R5];[.I$1:.I$1048576];0)" office:value-type="float" office:value="32" calcext:value-type="float">
            <text:p>32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556" calcext:value-type="float">
            <text:p>0.556</text:p>
          </table:table-cell>
          <table:table-cell office:value-type="float" office:value="13.11" calcext:value-type="float">
            <text:p>13.1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3239" calcext:value-type="float">
            <text:p>0.3239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6b6d83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472" calcext:value-type="float">
            <text:p>0.6472</text:p>
          </table:table-cell>
          <table:table-cell office:value-type="float" office:value="23.25" calcext:value-type="float">
            <text:p>23.25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491" calcext:value-type="float">
            <text:p>0.49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4277f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6109" calcext:value-type="float">
            <text:p>0.6109</text:p>
          </table:table-cell>
          <table:table-cell office:value-type="float" office:value="18" calcext:value-type="float">
            <text:p>18</text:p>
          </table:table-cell>
          <table:table-cell office:value-type="float" office:value="0.614" calcext:value-type="float">
            <text:p>0.614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523" calcext:value-type="float">
            <text:p>0.52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9fd0515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187" calcext:value-type="float">
            <text:p>0.8187</text:p>
          </table:table-cell>
          <table:table-cell office:value-type="float" office:value="0.875" calcext:value-type="float">
            <text:p>0.875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396" calcext:value-type="float">
            <text:p>0.6396</text:p>
          </table:table-cell>
          <table:table-cell office:value-type="float" office:value="22.05" calcext:value-type="float">
            <text:p>22.05</text:p>
          </table:table-cell>
          <table:table-cell office:value-type="float" office:value="0.6156" calcext:value-type="float">
            <text:p>0.6156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4444" calcext:value-type="float">
            <text:p>0.444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e87e41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6109" calcext:value-type="float">
            <text:p>0.6109</text:p>
          </table:table-cell>
          <table:table-cell office:value-type="float" office:value="18.06" calcext:value-type="float">
            <text:p>18.06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42" calcext:value-type="float">
            <text:p>0.4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cc97300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7536" calcext:value-type="float">
            <text:p>0.7536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6119" calcext:value-type="float">
            <text:p>0.6119</text:p>
          </table:table-cell>
          <table:table-cell office:value-type="float" office:value="18.35" calcext:value-type="float">
            <text:p>18.35</text:p>
          </table:table-cell>
          <table:table-cell office:value-type="float" office:value="0.5796" calcext:value-type="float">
            <text:p>0.5796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9214a62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7529" calcext:value-type="float">
            <text:p>0.7529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6104" calcext:value-type="float">
            <text:p>0.6104</text:p>
          </table:table-cell>
          <table:table-cell office:value-type="float" office:value="18.59" calcext:value-type="float">
            <text:p>18.59</text:p>
          </table:table-cell>
          <table:table-cell office:value-type="float" office:value="0.6153" calcext:value-type="float">
            <text:p>0.6153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5334" calcext:value-type="float">
            <text:p>0.533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9527b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7" calcext:value-type="float">
            <text:p>0.837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6656" calcext:value-type="float">
            <text:p>0.6656</text:p>
          </table:table-cell>
          <table:table-cell office:value-type="float" office:value="26.26" calcext:value-type="float">
            <text:p>26.26</text:p>
          </table:table-cell>
          <table:table-cell office:value-type="float" office:value="0.6379" calcext:value-type="float">
            <text:p>0.6379</text:p>
          </table:table-cell>
          <table:table-cell office:value-type="float" office:value="0.156" calcext:value-type="float">
            <text:p>0.156</text:p>
          </table:table-cell>
          <table:table-cell office:value-type="float" office:value="0.6708" calcext:value-type="float">
            <text:p>0.670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42ba5d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6139" calcext:value-type="float">
            <text:p>0.6139</text:p>
          </table:table-cell>
          <table:table-cell office:value-type="float" office:value="18.85" calcext:value-type="float">
            <text:p>18.85</text:p>
          </table:table-cell>
          <table:table-cell office:value-type="float" office:value="0.6491" calcext:value-type="float">
            <text:p>0.6491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523" calcext:value-type="float">
            <text:p>0.52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20c39bd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7732" calcext:value-type="float">
            <text:p>0.7732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6323" calcext:value-type="float">
            <text:p>0.6323</text:p>
          </table:table-cell>
          <table:table-cell office:value-type="float" office:value="21.82" calcext:value-type="float">
            <text:p>21.82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3273" calcext:value-type="float">
            <text:p>0.327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55a2f5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6509" calcext:value-type="float">
            <text:p>0.6509</text:p>
          </table:table-cell>
          <table:table-cell office:value-type="float" office:value="23.3" calcext:value-type="float">
            <text:p>23.3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4536" calcext:value-type="float">
            <text:p>0.4536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39516a2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6187" calcext:value-type="float">
            <text:p>0.6187</text:p>
          </table:table-cell>
          <table:table-cell office:value-type="float" office:value="21.05" calcext:value-type="float">
            <text:p>21.05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f02857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8442" calcext:value-type="float">
            <text:p>0.8442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31" calcext:value-type="float">
            <text:p>0.831</text:p>
          </table:table-cell>
          <table:table-cell office:value-type="float" office:value="0.5933" calcext:value-type="float">
            <text:p>0.5933</text:p>
          </table:table-cell>
          <table:table-cell office:value-type="float" office:value="15.98" calcext:value-type="float">
            <text:p>15.98</text:p>
          </table:table-cell>
          <table:table-cell office:value-type="float" office:value="0.6274" calcext:value-type="float">
            <text:p>0.6274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6124" calcext:value-type="float">
            <text:p>0.61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30c9d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7" calcext:value-type="float">
            <text:p>0.837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6632" calcext:value-type="float">
            <text:p>0.6632</text:p>
          </table:table-cell>
          <table:table-cell office:value-type="float" office:value="25.52" calcext:value-type="float">
            <text:p>25.52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1422" calcext:value-type="float">
            <text:p>0.1422</text:p>
          </table:table-cell>
          <table:table-cell office:value-type="float" office:value="0.4854" calcext:value-type="float">
            <text:p>0.485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f27719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561" calcext:value-type="float">
            <text:p>0.8561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7538" calcext:value-type="float">
            <text:p>0.7538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7255" calcext:value-type="float">
            <text:p>0.7255</text:p>
          </table:table-cell>
          <table:table-cell office:value-type="float" office:value="65.33" calcext:value-type="float">
            <text:p>65.33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866" calcext:value-type="float">
            <text:p>0.866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7023" calcext:value-type="float">
            <text:p>0.7023</text:p>
          </table:table-cell>
          <table:table-cell office:value-type="float" office:value="40.32" calcext:value-type="float">
            <text:p>40.32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6124" calcext:value-type="float">
            <text:p>0.61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be588a</text:p>
          </table:table-cell>
          <table:table-cell table:number-columns-repeated="113"/>
        </table:table-row>
        <table:table-row table:style-name="ro1">
          <table:table-cell table:style-name="ACE-7" office:value-type="string" calcext:value-type="string">
            <text:p>knn</text:p>
          </table:table-cell>
          <table:table-cell table:style-name="ACE-7" office:value-type="string" calcext:value-type="string">
            <text:p>robust scaling</text:p>
          </table:table-cell>
          <table:table-cell table:style-name="ACE-7" office:value-type="string" calcext:value-type="string">
            <text:p>TRUE</text:p>
          </table:table-cell>
          <table:table-cell table:style-name="ACE-7" office:value-type="string" calcext:value-type="string">
            <text:p>multiple</text:p>
          </table:table-cell>
          <table:table-cell table:style-name="ACE-7" office:value-type="float" office:value="0.8261" calcext:value-type="float">
            <text:p>0.8261</text:p>
          </table:table-cell>
          <table:table-cell table:style-name="ACE-7" office:value-type="float" office:value="0.9072" calcext:value-type="float">
            <text:p>0.9072</text:p>
          </table:table-cell>
          <table:table-cell table:style-name="ACE-7" office:value-type="float" office:value="0.7928" calcext:value-type="float">
            <text:p>0.7928</text:p>
          </table:table-cell>
          <table:table-cell table:style-name="ACE-7" office:value-type="float" office:value="0.8767" calcext:value-type="float">
            <text:p>0.8767</text:p>
          </table:table-cell>
          <table:table-cell table:style-name="ACE-7" office:value-type="float" office:value="0.656" calcext:value-type="float">
            <text:p>0.656</text:p>
          </table:table-cell>
          <table:table-cell table:style-name="ACE-7" office:value-type="float" office:value="27.21" calcext:value-type="float">
            <text:p>27.21</text:p>
          </table:table-cell>
          <table:table-cell table:style-name="ACE-7" office:value-type="float" office:value="0.6143" calcext:value-type="float">
            <text:p>0.6143</text:p>
          </table:table-cell>
          <table:table-cell table:style-name="ACE-7" office:value-type="float" office:value="0.06944" calcext:value-type="float">
            <text:p>0.06944</text:p>
          </table:table-cell>
          <table:table-cell table:style-name="ACE-7" office:value-type="float" office:value="0.5766" calcext:value-type="float">
            <text:p>0.5766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7" office:value-type="string" calcext:value-type="string">
            <text:p>a995bed</text:p>
          </table:table-cell>
          <table:table-cell table:style-name="ACE-7" table:number-columns-repeated="49"/>
          <table:table-cell table:number-columns-repeated="6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202" calcext:value-type="float">
            <text:p>0.5202</text:p>
          </table:table-cell>
          <table:table-cell office:value-type="float" office:value="10.62" calcext:value-type="float">
            <text:p>10.62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7319" calcext:value-type="float">
            <text:p>0.7319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00dcd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661" calcext:value-type="float">
            <text:p>0.7661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5198" calcext:value-type="float">
            <text:p>0.5198</text:p>
          </table:table-cell>
          <table:table-cell office:value-type="float" office:value="10.55" calcext:value-type="float">
            <text:p>10.55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133" calcext:value-type="float">
            <text:p>0.133</text:p>
          </table:table-cell>
          <table:table-cell office:value-type="float" office:value="0.5682" calcext:value-type="float">
            <text:p>0.568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98220e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034" calcext:value-type="float">
            <text:p>0.6034</text:p>
          </table:table-cell>
          <table:table-cell office:value-type="float" office:value="18.5" calcext:value-type="float">
            <text:p>18.5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b8d32d4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917" calcext:value-type="float">
            <text:p>0.5917</text:p>
          </table:table-cell>
          <table:table-cell office:value-type="float" office:value="15.31" calcext:value-type="float">
            <text:p>15.3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08943" calcext:value-type="float">
            <text:p>0.08943</text:p>
          </table:table-cell>
          <table:table-cell office:value-type="float" office:value="0.4472" calcext:value-type="float">
            <text:p>0.447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22635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493" calcext:value-type="float">
            <text:p>0.493</text:p>
          </table:table-cell>
          <table:table-cell office:value-type="float" office:value="9.143" calcext:value-type="float">
            <text:p>9.143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3671" calcext:value-type="float">
            <text:p>0.367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121a015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7091" calcext:value-type="float">
            <text:p>0.7091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577" calcext:value-type="float">
            <text:p>0.577</text:p>
          </table:table-cell>
          <table:table-cell office:value-type="float" office:value="17.6" calcext:value-type="float">
            <text:p>17.6</text:p>
          </table:table-cell>
          <table:table-cell office:value-type="float" office:value="0.5064" calcext:value-type="float">
            <text:p>0.5064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4523" calcext:value-type="float">
            <text:p>0.452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d249d0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664" calcext:value-type="float">
            <text:p>0.664</text:p>
          </table:table-cell>
          <table:table-cell office:value-type="float" office:value="26.27" calcext:value-type="float">
            <text:p>26.27</text:p>
          </table:table-cell>
          <table:table-cell office:value-type="float" office:value="0.6" calcext:value-type="float">
            <text:p>0.6</text:p>
          </table:table-cell>
          <table:table-cell office:value-type="float" office:value="0.1398" calcext:value-type="float">
            <text:p>0.1398</text:p>
          </table:table-cell>
          <table:table-cell office:value-type="float" office:value="1" calcext:value-type="float">
            <text:p>1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d1bb43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819" calcext:value-type="float">
            <text:p>0.819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6549" calcext:value-type="float">
            <text:p>0.6549</text:p>
          </table:table-cell>
          <table:table-cell office:value-type="float" office:value="25.35" calcext:value-type="float">
            <text:p>25.35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1211" calcext:value-type="float">
            <text:p>0.1211</text:p>
          </table:table-cell>
          <table:table-cell office:value-type="float" office:value="0.7424" calcext:value-type="float">
            <text:p>0.7424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cdb6fbf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6385" calcext:value-type="float">
            <text:p>0.6385</text:p>
          </table:table-cell>
          <table:table-cell office:value-type="float" office:value="21.38" calcext:value-type="float">
            <text:p>21.38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07394" calcext:value-type="float">
            <text:p>0.07394</text:p>
          </table:table-cell>
          <table:table-cell office:value-type="float" office:value="0.7802" calcext:value-type="float">
            <text:p>0.7802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a5607bf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6709" calcext:value-type="float">
            <text:p>0.6709</text:p>
          </table:table-cell>
          <table:table-cell office:value-type="float" office:value="28.57" calcext:value-type="float">
            <text:p>28.57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7385" calcext:value-type="float">
            <text:p>0.738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df464d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6392" calcext:value-type="float">
            <text:p>0.6392</text:p>
          </table:table-cell>
          <table:table-cell office:value-type="float" office:value="20.82" calcext:value-type="float">
            <text:p>20.82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4708" calcext:value-type="float">
            <text:p>0.4708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9fea30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6489" calcext:value-type="float">
            <text:p>0.6489</text:p>
          </table:table-cell>
          <table:table-cell office:value-type="float" office:value="22.96" calcext:value-type="float">
            <text:p>22.96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07595" calcext:value-type="float">
            <text:p>0.07595</text:p>
          </table:table-cell>
          <table:table-cell office:value-type="float" office:value="0.5735" calcext:value-type="float">
            <text:p>0.573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6058ba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025" calcext:value-type="float">
            <text:p>0.8025</text:p>
          </table:table-cell>
          <table:table-cell table:number-columns-repeated="2" office:value-type="float" office:value="0.7647" calcext:value-type="float">
            <text:p>0.7647</text:p>
          </table:table-cell>
          <table:table-cell office:value-type="float" office:value="0.527" calcext:value-type="float">
            <text:p>0.527</text:p>
          </table:table-cell>
          <table:table-cell office:value-type="float" office:value="10.56" calcext:value-type="float">
            <text:p>10.56</text:p>
          </table:table-cell>
          <table:table-cell office:value-type="float" office:value="0.6084" calcext:value-type="float">
            <text:p>0.6084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7182" calcext:value-type="float">
            <text:p>0.718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6303936" calcext:value-type="float">
            <text:p>630393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7835" calcext:value-type="float">
            <text:p>0.7835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538" calcext:value-type="float">
            <text:p>0.538</text:p>
          </table:table-cell>
          <table:table-cell office:value-type="float" office:value="11.26" calcext:value-type="float">
            <text:p>11.26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5774" calcext:value-type="float">
            <text:p>0.577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b7426b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8739" calcext:value-type="float">
            <text:p>0.8739</text:p>
          </table:table-cell>
          <table:table-cell office:value-type="float" office:value="0.726" calcext:value-type="float">
            <text:p>0.726</text:p>
          </table:table-cell>
          <table:table-cell office:value-type="float" office:value="0.6099" calcext:value-type="float">
            <text:p>0.6099</text:p>
          </table:table-cell>
          <table:table-cell office:value-type="float" office:value="18.36" calcext:value-type="float">
            <text:p>18.36</text:p>
          </table:table-cell>
          <table:table-cell office:value-type="float" office:value="0.627" calcext:value-type="float">
            <text:p>0.627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5347" calcext:value-type="float">
            <text:p>0.5347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3a5e90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597" calcext:value-type="float">
            <text:p>0.597</text:p>
          </table:table-cell>
          <table:table-cell office:value-type="float" office:value="20.3" calcext:value-type="float">
            <text:p>20.3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123" calcext:value-type="float">
            <text:p>0.123</text:p>
          </table:table-cell>
          <table:table-cell office:value-type="float" office:value="0.6001" calcext:value-type="float">
            <text:p>0.600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83a8a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308" calcext:value-type="float">
            <text:p>0.7308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7059" calcext:value-type="float">
            <text:p>0.7059</text:p>
          </table:table-cell>
          <table:table-cell office:value-type="float" office:value="0.7606" calcext:value-type="float">
            <text:p>0.7606</text:p>
          </table:table-cell>
          <table:table-cell office:value-type="float" office:value="0.4646" calcext:value-type="float">
            <text:p>0.4646</text:p>
          </table:table-cell>
          <table:table-cell office:value-type="float" office:value="7.624" calcext:value-type="float">
            <text:p>7.624</text:p>
          </table:table-cell>
          <table:table-cell office:value-type="float" office:value="0.5979" calcext:value-type="float">
            <text:p>0.5979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4924" calcext:value-type="float">
            <text:p>0.49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ed78cf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7" calcext:value-type="float">
            <text:p>0.837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6561" calcext:value-type="float">
            <text:p>0.6561</text:p>
          </table:table-cell>
          <table:table-cell office:value-type="float" office:value="25.21" calcext:value-type="float">
            <text:p>25.21</text:p>
          </table:table-cell>
          <table:table-cell office:value-type="float" office:value="0.6363" calcext:value-type="float">
            <text:p>0.6363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6708" calcext:value-type="float">
            <text:p>0.670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cedb91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6288" calcext:value-type="float">
            <text:p>0.6288</text:p>
          </table:table-cell>
          <table:table-cell office:value-type="float" office:value="21.31" calcext:value-type="float">
            <text:p>21.31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174" calcext:value-type="float">
            <text:p>0.174</text:p>
          </table:table-cell>
          <table:table-cell office:value-type="float" office:value="0.6264" calcext:value-type="float">
            <text:p>0.626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c6a633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363" calcext:value-type="float">
            <text:p>0.8363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866" calcext:value-type="float">
            <text:p>0.866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6656" calcext:value-type="float">
            <text:p>0.6656</text:p>
          </table:table-cell>
          <table:table-cell office:value-type="float" office:value="25.42" calcext:value-type="float">
            <text:p>25.42</text:p>
          </table:table-cell>
          <table:table-cell office:value-type="float" office:value="0.6139" calcext:value-type="float">
            <text:p>0.6139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5774" calcext:value-type="float">
            <text:p>0.577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1fda5a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478" calcext:value-type="float">
            <text:p>0.8478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6808" calcext:value-type="float">
            <text:p>0.6808</text:p>
          </table:table-cell>
          <table:table-cell office:value-type="float" office:value="29.15" calcext:value-type="float">
            <text:p>29.15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6548" calcext:value-type="float">
            <text:p>0.654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9beaad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7101" calcext:value-type="float">
            <text:p>0.7101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6589" calcext:value-type="float">
            <text:p>0.6589</text:p>
          </table:table-cell>
          <table:table-cell office:value-type="float" office:value="36.14" calcext:value-type="float">
            <text:p>36.14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6cb891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141" calcext:value-type="float">
            <text:p>0.8141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6333" calcext:value-type="float">
            <text:p>0.6333</text:p>
          </table:table-cell>
          <table:table-cell office:value-type="float" office:value="21.19" calcext:value-type="float">
            <text:p>21.19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1549" calcext:value-type="float">
            <text:p>0.1549</text:p>
          </table:table-cell>
          <table:table-cell office:value-type="float" office:value="0.6124" calcext:value-type="float">
            <text:p>0.61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b02fe21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8621" calcext:value-type="float">
            <text:p>0.8621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691" calcext:value-type="float">
            <text:p>0.691</text:p>
          </table:table-cell>
          <table:table-cell office:value-type="float" office:value="32.39" calcext:value-type="float">
            <text:p>32.39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6708" calcext:value-type="float">
            <text:p>0.6708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a6c1f90</text:p>
          </table:table-cell>
          <table:table-cell table:number-columns-repeated="113"/>
        </table:table-row>
        <table:table-row table:style-name="ro1" table:number-rows-repeated="6">
          <table:table-cell table:number-columns-repeated="128"/>
        </table:table-row>
        <table:table-row table:style-name="ro1">
          <table:table-cell table:number-columns-repeated="20"/>
          <table:table-cell table:style-name="ACE-3"/>
          <table:table-cell table:number-columns-repeated="107"/>
        </table:table-row>
        <table:table-row table:style-name="ro1" table:number-rows-repeated="7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4">
          <table:table-cell table:number-columns-repeated="128"/>
        </table:table-row>
        <table:table-row table:style-name="ro1">
          <table:table-cell table:style-name="ACE-1" table:number-columns-repeated="13"/>
          <table:table-cell/>
          <table:table-cell table:style-name="ACE-1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15"/>
          <table:table-cell table:style-name="ACE-1" table:number-columns-repeated="49"/>
          <table:table-cell table:number-columns-repeated="64"/>
        </table:table-row>
        <table:table-row table:style-name="ro1" table:number-rows-repeated="27">
          <table:table-cell table:number-columns-repeated="128"/>
        </table:table-row>
        <table:table-row table:style-name="ro1">
          <table:table-cell table:style-name="ACE-1" table:number-columns-repeated="13"/>
          <table:table-cell/>
          <table:table-cell table:style-name="ACE-1"/>
          <table:table-cell table:number-columns-repeated="113"/>
        </table:table-row>
        <table:table-row table:style-name="ro1">
          <table:table-cell table:style-name="ACE-4" table:number-columns-repeated="15"/>
          <table:table-cell table:number-columns-repeated="113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>
          <table:table-cell table:number-columns-repeated="15"/>
          <table:table-cell table:style-name="ACE-1" table:number-columns-repeated="49"/>
          <table:table-cell table:number-columns-repeated="64"/>
        </table:table-row>
        <table:table-row table:style-name="ro1">
          <table:table-cell table:number-columns-repeated="15"/>
          <table:table-cell table:style-name="ACE-4" table:number-columns-repeated="49"/>
          <table:table-cell table:number-columns-repeated="64"/>
        </table:table-row>
        <table:table-row table:style-name="ro1" table:number-rows-repeated="4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6">
          <table:table-cell table:number-columns-repeated="128"/>
        </table:table-row>
        <table:table-row table:style-name="ro1">
          <table:table-cell table:style-name="ACE-1" table:number-columns-repeated="13"/>
          <table:table-cell/>
          <table:table-cell table:style-name="ACE-1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15"/>
          <table:table-cell table:style-name="ACE-1" table:number-columns-repeated="49"/>
          <table:table-cell table:number-columns-repeated="64"/>
        </table:table-row>
        <table:table-row table:style-name="ro1" table:number-rows-repeated="3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model_selection.$A$1" table:expression="#REF!"/>
          <table:named-expression table:name="Sheet_Title" table:base-cell-address="$model_selection.$A$1" table:expression="&quot;model_selection&quot;"/>
        </table:named-expressions>
      </table:table>
      <table:table table:name="Sheet1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0"/>
        <table:table-column table:style-name="co2" table:default-cell-style-name="ACE-0"/>
        <table:table-column table:style-name="co3" table:default-cell-style-name="ACE-0"/>
        <table:table-column table:style-name="co20" table:default-cell-style-name="ACE-0"/>
        <table:table-column table:style-name="co21" table:default-cell-style-name="ACE-0"/>
        <table:table-column table:style-name="co22" table:default-cell-style-name="ACE-0"/>
        <table:table-column table:style-name="co8" table:number-columns-repeated="2" table:default-cell-style-name="ACE-0"/>
        <table:table-column table:style-name="co9" table:default-cell-style-name="ACE-0"/>
        <table:table-column table:style-name="co10" table:default-cell-style-name="ACE-0"/>
        <table:table-column table:style-name="co11" table:default-cell-style-name="ACE-0"/>
        <table:table-column table:style-name="co12" table:default-cell-style-name="ACE-0"/>
        <table:table-column table:style-name="co23" table:default-cell-style-name="ACE-0"/>
        <table:table-column table:style-name="co14" table:default-cell-style-name="ACE-0"/>
        <table:table-column table:style-name="co18" table:default-cell-style-name="ACE-0"/>
        <table:table-column table:style-name="co16" table:default-cell-style-name="ACE-0"/>
        <table:table-column table:style-name="co17" table:default-cell-style-name="ACE-0"/>
        <table:table-column table:style-name="co18" table:default-cell-style-name="ACE-0"/>
        <table:table-column table:style-name="co19" table:number-columns-repeated="2" table:default-cell-style-name="ACE-0"/>
        <table:table-column table:style-name="co18" table:number-columns-repeated="44" table:default-cell-style-name="ACE-0"/>
        <table:table-column table:style-name="co6" table:number-columns-repeated="6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preprocessing</text:p>
          </table:table-cell>
          <table:table-cell office:value-type="string" calcext:value-type="string">
            <text:p>chol</text:p>
          </table:table-cell>
          <table:table-cell office:value-type="string" calcext:value-type="string">
            <text:p>imput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cv mean mcc</text:p>
          </table:table-cell>
          <table:table-cell office:value-type="string" calcext:value-type="string">
            <text:p>cv std mcc</text:p>
          </table:table-cell>
          <table:table-cell office:value-type="string" calcext:value-type="string">
            <text:p>outlier mcc</text:p>
          </table:table-cell>
          <table:table-cell office:value-type="string" calcext:value-type="string">
            <text:p>commit hash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7528" calcext:value-type="float">
            <text:p>0.7528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429" calcext:value-type="float">
            <text:p>0.5429</text:p>
          </table:table-cell>
          <table:table-cell office:value-type="float" office:value="11.95" calcext:value-type="float">
            <text:p>11.95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4cc8060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54" calcext:value-type="float">
            <text:p>0.54</text:p>
          </table:table-cell>
          <table:table-cell office:value-type="float" office:value="12.33" calcext:value-type="float">
            <text:p>12.33</text:p>
          </table:table-cell>
          <table:table-cell office:value-type="float" office:value="0.5824" calcext:value-type="float">
            <text:p>0.5824</text:p>
          </table:table-cell>
          <table:table-cell office:value-type="float" office:value="0.1741" calcext:value-type="float">
            <text:p>0.1741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3a0957f</text:p>
          </table:table-cell>
          <table:table-cell/>
          <table:table-cell office:value-type="string" calcext:value-type="string">
            <text:p>Highest mcc</text:p>
          </table:table-cell>
          <table:table-cell table:formula="of:=MAX([.I$1:.I$1048576])" office:value-type="float" office:value="0.6621" calcext:value-type="float">
            <text:p>0.66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ighest Sensitivity</text:p>
          </table:table-cell>
          <table:table-cell table:style-name="ACE-9" table:formula="of:=LARGE([.G$1:.G$1048576];1)" office:value-type="float" office:value="0.8382" calcext:value-type="float">
            <text:p>0.8382</text:p>
          </table:table-cell>
          <table:table-cell office:value-type="float" office:value="24" calcext:value-type="float">
            <text:p>24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7753" calcext:value-type="float">
            <text:p>0.775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809" calcext:value-type="float">
            <text:p>0.5809</text:p>
          </table:table-cell>
          <table:table-cell office:value-type="float" office:value="14.95" calcext:value-type="float">
            <text:p>14.95</text:p>
          </table:table-cell>
          <table:table-cell office:value-type="float" office:value="0.5851" calcext:value-type="float">
            <text:p>0.5851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580e53a</text:p>
          </table:table-cell>
          <table:table-cell table:number-columns-repeated="2"/>
          <table:table-cell table:formula="of:=LARGE([.I$1:.I$1048576];2)" office:value-type="float" office:value="0.6587" calcext:value-type="float">
            <text:p>0.658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LARGE([.G$1:.G$1048576];2)" office:value-type="float" office:value="0.8364" calcext:value-type="float">
            <text:p>0.8364</text:p>
          </table:table-cell>
          <table:table-cell office:value-type="float" office:value="67" calcext:value-type="float">
            <text:p>67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875" calcext:value-type="float">
            <text:p>0.875</text:p>
          </table:table-cell>
          <table:table-cell office:value-type="float" office:value="0.5555" calcext:value-type="float">
            <text:p>0.5555</text:p>
          </table:table-cell>
          <table:table-cell office:value-type="float" office:value="15.25" calcext:value-type="float">
            <text:p>15.25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7bab4b7</text:p>
          </table:table-cell>
          <table:table-cell table:number-columns-repeated="2"/>
          <table:table-cell table:formula="of:=LARGE([.I$1:.I$1048576];3)" office:value-type="float" office:value="0.6487" calcext:value-type="float">
            <text:p>0.648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ARGE([.G$1:.G$1048576];3)" office:value-type="float" office:value="0.8286" calcext:value-type="float">
            <text:p>0.8286</text:p>
          </table:table-cell>
          <table:table-cell office:value-type="float" office:value="25" calcext:value-type="float">
            <text:p>25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5513" calcext:value-type="float">
            <text:p>0.5513</text:p>
          </table:table-cell>
          <table:table-cell office:value-type="float" office:value="16.01" calcext:value-type="float">
            <text:p>16.01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1431" calcext:value-type="float">
            <text:p>0.1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b0d35d</text:p>
          </table:table-cell>
          <table:table-cell table:number-columns-repeated="2"/>
          <table:table-cell table:formula="of:=LARGE([.I$1:.I$1048576];4)" office:value-type="float" office:value="0.6472" calcext:value-type="float">
            <text:p>0.647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LARGE([.G$1:.G$1048576];5)" office:value-type="float" office:value="0.8273" calcext:value-type="float">
            <text:p>0.8273</text:p>
          </table:table-cell>
          <table:table-cell office:value-type="float" office:value="13" calcext:value-type="float">
            <text:p>13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202" calcext:value-type="float">
            <text:p>0.5202</text:p>
          </table:table-cell>
          <table:table-cell office:value-type="float" office:value="10.62" calcext:value-type="float">
            <text:p>10.62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7319" calcext:value-type="float">
            <text:p>0.7319</text:p>
          </table:table-cell>
          <table:table-cell office:value-type="string" calcext:value-type="string">
            <text:p>a7db27b</text:p>
          </table:table-cell>
          <table:table-cell table:number-columns-repeated="2"/>
          <table:table-cell table:formula="of:=LARGE([.I$1:.I$1048576];5)" office:value-type="float" office:value="0.6445" calcext:value-type="float">
            <text:p>0.644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LARGE([.G$1:.G$1048576];6)" office:value-type="float" office:value="0.8273" calcext:value-type="float">
            <text:p>0.8273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5713" calcext:value-type="float">
            <text:p>0.5713</text:p>
          </table:table-cell>
          <table:table-cell office:value-type="float" office:value="15.64" calcext:value-type="float">
            <text:p>15.64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6172" calcext:value-type="float">
            <text:p>0.6172</text:p>
          </table:table-cell>
          <table:table-cell office:value-type="string" calcext:value-type="string">
            <text:p>4b2ca3c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5713" calcext:value-type="float">
            <text:p>0.5713</text:p>
          </table:table-cell>
          <table:table-cell office:value-type="float" office:value="15.64" calcext:value-type="float">
            <text:p>15.64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6172" calcext:value-type="float">
            <text:p>0.6172</text:p>
          </table:table-cell>
          <table:table-cell office:value-type="string" calcext:value-type="string">
            <text:p>c1bdf0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54" calcext:value-type="float">
            <text:p>0.54</text:p>
          </table:table-cell>
          <table:table-cell office:value-type="float" office:value="12.33" calcext:value-type="float">
            <text:p>12.33</text:p>
          </table:table-cell>
          <table:table-cell office:value-type="float" office:value="0.616" calcext:value-type="float">
            <text:p>0.616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8571" calcext:value-type="float">
            <text:p>0.8571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075" calcext:value-type="float">
            <text:p>0.6075</text:p>
          </table:table-cell>
          <table:table-cell office:value-type="float" office:value="17.02" calcext:value-type="float">
            <text:p>17.02</text:p>
          </table:table-cell>
          <table:table-cell office:value-type="float" office:value="0.565" calcext:value-type="float">
            <text:p>0.565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5173" calcext:value-type="float">
            <text:p>0.5173</text:p>
          </table:table-cell>
          <table:table-cell office:value-type="string" calcext:value-type="string">
            <text:p>96269c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7941" calcext:value-type="float">
            <text:p>0.7941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22" calcext:value-type="float">
            <text:p>0.622</text:p>
          </table:table-cell>
          <table:table-cell office:value-type="float" office:value="18.58" calcext:value-type="float">
            <text:p>18.58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4472" calcext:value-type="float">
            <text:p>0.4472</text:p>
          </table:table-cell>
          <table:table-cell office:value-type="string" calcext:value-type="string">
            <text:p>a9841b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6208" calcext:value-type="float">
            <text:p>0.6208</text:p>
          </table:table-cell>
          <table:table-cell office:value-type="float" office:value="18.31" calcext:value-type="float">
            <text:p>18.31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177" calcext:value-type="float">
            <text:p>0.177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6e1ccc4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75" calcext:value-type="float">
            <text:p>0.75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6621" calcext:value-type="float">
            <text:p>0.6621</text:p>
          </table:table-cell>
          <table:table-cell office:value-type="float" office:value="29" calcext:value-type="float">
            <text:p>29</text:p>
          </table:table-cell>
          <table:table-cell office:value-type="float" office:value="0.598" calcext:value-type="float">
            <text:p>0.598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5892" calcext:value-type="float">
            <text:p>0.5892</text:p>
          </table:table-cell>
          <table:table-cell office:value-type="string" calcext:value-type="string">
            <text:p>a949dc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standard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387" calcext:value-type="float">
            <text:p>0.8387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6093" calcext:value-type="float">
            <text:p>0.6093</text:p>
          </table:table-cell>
          <table:table-cell office:value-type="float" office:value="17.55" calcext:value-type="float">
            <text:p>17.55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4472" calcext:value-type="float">
            <text:p>0.4472</text:p>
          </table:table-cell>
          <table:table-cell office:value-type="string" calcext:value-type="string">
            <text:p>e7b9c5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902" calcext:value-type="float">
            <text:p>0.902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6141" calcext:value-type="float">
            <text:p>0.6141</text:p>
          </table:table-cell>
          <table:table-cell office:value-type="float" office:value="24.67" calcext:value-type="float">
            <text:p>24.67</text:p>
          </table:table-cell>
          <table:table-cell office:value-type="float" office:value="0.5802" calcext:value-type="float">
            <text:p>0.5802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4523" calcext:value-type="float">
            <text:p>0.4523</text:p>
          </table:table-cell>
          <table:table-cell office:value-type="string" calcext:value-type="string">
            <text:p>0956fe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 + isomap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6587" calcext:value-type="float">
            <text:p>0.6587</text:p>
          </table:table-cell>
          <table:table-cell office:value-type="float" office:value="26.46" calcext:value-type="float">
            <text:p>26.46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5333" calcext:value-type="float">
            <text:p>0.5333</text:p>
          </table:table-cell>
          <table:table-cell office:value-type="string" calcext:value-type="string">
            <text:p>f39872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 + hessian l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045" calcext:value-type="float">
            <text:p>0.7045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4173" calcext:value-type="float">
            <text:p>0.4173</text:p>
          </table:table-cell>
          <table:table-cell office:value-type="float" office:value="6.143" calcext:value-type="float">
            <text:p>6.143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3721" calcext:value-type="float">
            <text:p>0.3721</text:p>
          </table:table-cell>
          <table:table-cell office:value-type="string" calcext:value-type="string">
            <text:p>7ef827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 + modified l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902" calcext:value-type="float">
            <text:p>0.902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6141" calcext:value-type="float">
            <text:p>0.6141</text:p>
          </table:table-cell>
          <table:table-cell office:value-type="float" office:value="24.67" calcext:value-type="float">
            <text:p>24.67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5892" calcext:value-type="float">
            <text:p>0.5892</text:p>
          </table:table-cell>
          <table:table-cell office:value-type="string" calcext:value-type="string">
            <text:p>63dcf7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7353" calcext:value-type="float">
            <text:p>0.7353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6487" calcext:value-type="float">
            <text:p>0.6487</text:p>
          </table:table-cell>
          <table:table-cell office:value-type="float" office:value="26.85" calcext:value-type="float">
            <text:p>26.85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157" calcext:value-type="float">
            <text:p>0.157</text:p>
          </table:table-cell>
          <table:table-cell office:value-type="float" office:value="0.5173" calcext:value-type="float">
            <text:p>0.5173</text:p>
          </table:table-cell>
          <table:table-cell office:value-type="string" calcext:value-type="string">
            <text:p>117d81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917" calcext:value-type="float">
            <text:p>0.5917</text:p>
          </table:table-cell>
          <table:table-cell office:value-type="float" office:value="15.31" calcext:value-type="float">
            <text:p>15.3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08943" calcext:value-type="float">
            <text:p>0.08943</text:p>
          </table:table-cell>
          <table:table-cell office:value-type="float" office:value="0.4472" calcext:value-type="float">
            <text:p>0.4472</text:p>
          </table:table-cell>
          <table:table-cell office:value-type="string" calcext:value-type="string">
            <text:p>8abac3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387" calcext:value-type="float">
            <text:p>0.8387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6093" calcext:value-type="float">
            <text:p>0.6093</text:p>
          </table:table-cell>
          <table:table-cell office:value-type="float" office:value="17.55" calcext:value-type="float">
            <text:p>17.55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3721" calcext:value-type="float">
            <text:p>0.3721</text:p>
          </table:table-cell>
          <table:table-cell office:value-type="string" calcext:value-type="string">
            <text:p>567a66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7941" calcext:value-type="float">
            <text:p>0.794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063" calcext:value-type="float">
            <text:p>0.6063</text:p>
          </table:table-cell>
          <table:table-cell office:value-type="float" office:value="16.71" calcext:value-type="float">
            <text:p>16.71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3721" calcext:value-type="float">
            <text:p>0.3721</text:p>
          </table:table-cell>
          <table:table-cell office:value-type="string" calcext:value-type="string">
            <text:p>d13c5ec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75" calcext:value-type="float">
            <text:p>0.75</text:p>
          </table:table-cell>
          <table:table-cell office:value-type="float" office:value="0.5913" calcext:value-type="float">
            <text:p>0.5913</text:p>
          </table:table-cell>
          <table:table-cell office:value-type="float" office:value="15.55" calcext:value-type="float">
            <text:p>15.55</text:p>
          </table:table-cell>
          <table:table-cell office:value-type="float" office:value="0.591" calcext:value-type="float">
            <text:p>0.591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6455" calcext:value-type="float">
            <text:p>0.6455</text:p>
          </table:table-cell>
          <table:table-cell table:number-columns-repeated="115"/>
        </table:table-row>
        <table:table-row table:style-name="ro1">
          <table:table-cell table:style-name="ACE-8" office:value-type="string" calcext:value-type="string">
            <text:p>qda</text:p>
          </table:table-cell>
          <table:table-cell table:style-name="ACE-8" office:value-type="string" calcext:value-type="string">
            <text:p>power transformer</text:p>
          </table:table-cell>
          <table:table-cell table:style-name="ACE-8" office:value-type="string" calcext:value-type="string">
            <text:p>FALSE</text:p>
          </table:table-cell>
          <table:table-cell table:style-name="ACE-8" office:value-type="string" calcext:value-type="string">
            <text:p>single</text:p>
          </table:table-cell>
          <table:table-cell table:style-name="ACE-8" office:value-type="float" office:value="0.8246" calcext:value-type="float">
            <text:p>0.8246</text:p>
          </table:table-cell>
          <table:table-cell table:style-name="ACE-8" office:value-type="float" office:value="0.8788" calcext:value-type="float">
            <text:p>0.8788</text:p>
          </table:table-cell>
          <table:table-cell table:style-name="ACE-8" office:value-type="float" office:value="0.8286" calcext:value-type="float">
            <text:p>0.8286</text:p>
          </table:table-cell>
          <table:table-cell table:style-name="ACE-8" office:value-type="float" office:value="0.8182" calcext:value-type="float">
            <text:p>0.8182</text:p>
          </table:table-cell>
          <table:table-cell table:style-name="ACE-8" office:value-type="float" office:value="0.6377" calcext:value-type="float">
            <text:p>0.6377</text:p>
          </table:table-cell>
          <table:table-cell table:style-name="ACE-8" office:value-type="float" office:value="21.75" calcext:value-type="float">
            <text:p>21.75</text:p>
          </table:table-cell>
          <table:table-cell table:style-name="ACE-8" office:value-type="float" office:value="0.5981" calcext:value-type="float">
            <text:p>0.5981</text:p>
          </table:table-cell>
          <table:table-cell table:style-name="ACE-8" office:value-type="float" office:value="0.1297" calcext:value-type="float">
            <text:p>0.1297</text:p>
          </table:table-cell>
          <table:table-cell table:style-name="ACE-8" office:value-type="float" office:value="0.5682" calcext:value-type="float">
            <text:p>0.5682</text:p>
          </table:table-cell>
          <table:table-cell table:style-name="ACE-8" office:value-type="float" office:value="3736222" calcext:value-type="float">
            <text:p>3736222</text:p>
          </table:table-cell>
          <table:table-cell table:style-name="ACE-8" table:number-columns-repeated="50"/>
          <table:table-cell table:number-columns-repeated="6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standard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7" calcext:value-type="float">
            <text:p>0.80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" calcext:value-type="float">
            <text:p>0.8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6065" calcext:value-type="float">
            <text:p>0.6065</text:p>
          </table:table-cell>
          <table:table-cell office:value-type="float" office:value="18" calcext:value-type="float">
            <text:p>18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765db6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7" calcext:value-type="float">
            <text:p>0.80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" calcext:value-type="float">
            <text:p>0.8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6065" calcext:value-type="float">
            <text:p>0.6065</text:p>
          </table:table-cell>
          <table:table-cell office:value-type="float" office:value="18" calcext:value-type="float">
            <text:p>18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c41c147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robust scaling + 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246" calcext:value-type="float">
            <text:p>0.8246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6377" calcext:value-type="float">
            <text:p>0.6377</text:p>
          </table:table-cell>
          <table:table-cell office:value-type="float" office:value="21.75" calcext:value-type="float">
            <text:p>21.75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5682" calcext:value-type="float">
            <text:p>0.5682</text:p>
          </table:table-cell>
          <table:table-cell office:value-type="string" calcext:value-type="string">
            <text:p>17392e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p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5543" calcext:value-type="float">
            <text:p>0.5543</text:p>
          </table:table-cell>
          <table:table-cell office:value-type="float" office:value="12.83" calcext:value-type="float">
            <text:p>12.83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5682" calcext:value-type="float">
            <text:p>0.5682</text:p>
          </table:table-cell>
          <table:table-cell office:value-type="string" calcext:value-type="string">
            <text:p>6e8542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isomap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7" calcext:value-type="float">
            <text:p>0.807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803" calcext:value-type="float">
            <text:p>0.803</text:p>
          </table:table-cell>
          <table:table-cell office:value-type="float" office:value="0.6029" calcext:value-type="float">
            <text:p>0.6029</text:p>
          </table:table-cell>
          <table:table-cell office:value-type="float" office:value="17.33" calcext:value-type="float">
            <text:p>17.33</text:p>
          </table:table-cell>
          <table:table-cell office:value-type="float" office:value="0.5739" calcext:value-type="float">
            <text:p>0.5739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5955" calcext:value-type="float">
            <text:p>0.5955</text:p>
          </table:table-cell>
          <table:table-cell office:value-type="string" calcext:value-type="string">
            <text:p>913e4d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hessian l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3977" calcext:value-type="float">
            <text:p>0.3977</text:p>
          </table:table-cell>
          <table:table-cell office:value-type="float" office:value="0.625" calcext:value-type="float">
            <text:p>0.625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1.05" calcext:value-type="float">
            <text:p>1.05</text:p>
          </table:table-cell>
          <table:table-cell office:value-type="float" office:value="0.3279" calcext:value-type="float">
            <text:p>0.3279</text:p>
          </table:table-cell>
          <table:table-cell office:value-type="float" office:value="0.1462" calcext:value-type="float">
            <text:p>0.1462</text:p>
          </table:table-cell>
          <table:table-cell office:value-type="float" office:value="0.1207" calcext:value-type="float">
            <text:p>0.1207</text:p>
          </table:table-cell>
          <table:table-cell office:value-type="string" calcext:value-type="string">
            <text:p>e9ccd8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modified l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83" calcext:value-type="float">
            <text:p>0.83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7424" calcext:value-type="float">
            <text:p>0.7424</text:p>
          </table:table-cell>
          <table:table-cell office:value-type="float" office:value="0.5265" calcext:value-type="float">
            <text:p>0.5265</text:p>
          </table:table-cell>
          <table:table-cell office:value-type="float" office:value="10.87" calcext:value-type="float">
            <text:p>10.87</text:p>
          </table:table-cell>
          <table:table-cell office:value-type="float" office:value="0.5834" calcext:value-type="float">
            <text:p>0.5834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2584" calcext:value-type="float">
            <text:p>0.2584</text:p>
          </table:table-cell>
          <table:table-cell office:value-type="string" calcext:value-type="string">
            <text:p>a771924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905" calcext:value-type="float">
            <text:p>0.5905</text:p>
          </table:table-cell>
          <table:table-cell office:value-type="float" office:value="16.88" calcext:value-type="float">
            <text:p>16.88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5bc5e98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548" calcext:value-type="float">
            <text:p>0.548</text:p>
          </table:table-cell>
          <table:table-cell office:value-type="float" office:value="12.54" calcext:value-type="float">
            <text:p>12.54</text:p>
          </table:table-cell>
          <table:table-cell office:value-type="float" office:value="0.5738" calcext:value-type="float">
            <text:p>0.5738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4719" calcext:value-type="float">
            <text:p>0.4719</text:p>
          </table:table-cell>
          <table:table-cell office:value-type="float" office:value="2310313" calcext:value-type="float">
            <text:p>2310313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7429" calcext:value-type="float">
            <text:p>0.7429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5906" calcext:value-type="float">
            <text:p>0.5906</text:p>
          </table:table-cell>
          <table:table-cell office:value-type="float" office:value="18.3" calcext:value-type="float">
            <text:p>18.3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5955" calcext:value-type="float">
            <text:p>0.5955</text:p>
          </table:table-cell>
          <table:table-cell office:value-type="string" calcext:value-type="string">
            <text:p>0dcfe0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5812" calcext:value-type="float">
            <text:p>0.5812</text:p>
          </table:table-cell>
          <table:table-cell office:value-type="float" office:value="17.42" calcext:value-type="float">
            <text:p>17.42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5114" calcext:value-type="float">
            <text:p>0.5114</text:p>
          </table:table-cell>
          <table:table-cell office:value-type="string" calcext:value-type="string">
            <text:p>a2377b4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661" calcext:value-type="float">
            <text:p>0.7661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5198" calcext:value-type="float">
            <text:p>0.5198</text:p>
          </table:table-cell>
          <table:table-cell office:value-type="float" office:value="10.55" calcext:value-type="float">
            <text:p>10.55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133" calcext:value-type="float">
            <text:p>0.133</text:p>
          </table:table-cell>
          <table:table-cell office:value-type="float" office:value="0.5682" calcext:value-type="float">
            <text:p>0.5682</text:p>
          </table:table-cell>
          <table:table-cell office:value-type="string" calcext:value-type="string">
            <text:p>80f67c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12" calcext:value-type="float">
            <text:p>0.8012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589" calcext:value-type="float">
            <text:p>0.589</text:p>
          </table:table-cell>
          <table:table-cell office:value-type="float" office:value="15.79" calcext:value-type="float">
            <text:p>15.79</text:p>
          </table:table-cell>
          <table:table-cell office:value-type="float" office:value="0.5811" calcext:value-type="float">
            <text:p>0.5811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5673" calcext:value-type="float">
            <text:p>0.5673</text:p>
          </table:table-cell>
          <table:table-cell office:value-type="string" calcext:value-type="string">
            <text:p>091967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427" calcext:value-type="float">
            <text:p>0.7427</text:p>
          </table:table-cell>
          <table:table-cell office:value-type="float" office:value="0.802" calcext:value-type="float">
            <text:p>0.802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697" calcext:value-type="float">
            <text:p>0.697</text:p>
          </table:table-cell>
          <table:table-cell office:value-type="float" office:value="0.4637" calcext:value-type="float">
            <text:p>0.4637</text:p>
          </table:table-cell>
          <table:table-cell office:value-type="float" office:value="7.763" calcext:value-type="float">
            <text:p>7.763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47a25f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803" calcext:value-type="float">
            <text:p>0.803</text:p>
          </table:table-cell>
          <table:table-cell office:value-type="float" office:value="0.5621" calcext:value-type="float">
            <text:p>0.5621</text:p>
          </table:table-cell>
          <table:table-cell office:value-type="float" office:value="13.76" calcext:value-type="float">
            <text:p>13.76</text:p>
          </table:table-cell>
          <table:table-cell office:value-type="float" office:value="0.6051" calcext:value-type="float">
            <text:p>0.6051</text:p>
          </table:table-cell>
          <table:table-cell office:value-type="float" office:value="0.1431" calcext:value-type="float">
            <text:p>0.1431</text:p>
          </table:table-cell>
          <table:table-cell office:value-type="float" office:value="0.4536" calcext:value-type="float">
            <text:p>0.4536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556" calcext:value-type="float">
            <text:p>0.556</text:p>
          </table:table-cell>
          <table:table-cell office:value-type="float" office:value="13.11" calcext:value-type="float">
            <text:p>13.1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3239" calcext:value-type="float">
            <text:p>0.3239</text:p>
          </table:table-cell>
          <table:table-cell office:value-type="string" calcext:value-type="string">
            <text:p>a95a35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556" calcext:value-type="float">
            <text:p>0.556</text:p>
          </table:table-cell>
          <table:table-cell office:value-type="float" office:value="13.11" calcext:value-type="float">
            <text:p>13.11</text:p>
          </table:table-cell>
          <table:table-cell office:value-type="float" office:value="0.6006" calcext:value-type="float">
            <text:p>0.6006</text:p>
          </table:table-cell>
          <table:table-cell office:value-type="float" office:value="0.163" calcext:value-type="float">
            <text:p>0.163</text:p>
          </table:table-cell>
          <table:table-cell office:value-type="float" office:value="0.3239" calcext:value-type="float">
            <text:p>0.3239</text:p>
          </table:table-cell>
          <table:table-cell office:value-type="string" calcext:value-type="string">
            <text:p>65e88b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7889" calcext:value-type="float">
            <text:p>0.788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6156" calcext:value-type="float">
            <text:p>0.6156</text:p>
          </table:table-cell>
          <table:table-cell office:value-type="float" office:value="18.68" calcext:value-type="float">
            <text:p>18.68</text:p>
          </table:table-cell>
          <table:table-cell office:value-type="float" office:value="0.6189" calcext:value-type="float">
            <text:p>0.6189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8222" calcext:value-type="float">
            <text:p>0.8222</text:p>
          </table:table-cell>
          <table:table-cell office:value-type="string" calcext:value-type="string">
            <text:p>f47972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5951" calcext:value-type="float">
            <text:p>0.5951</text:p>
          </table:table-cell>
          <table:table-cell office:value-type="float" office:value="18.85" calcext:value-type="float">
            <text:p>18.85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7125" calcext:value-type="float">
            <text:p>0.7125</text:p>
          </table:table-cell>
          <table:table-cell office:value-type="string" calcext:value-type="string">
            <text:p>d0c1fe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6003" calcext:value-type="float">
            <text:p>0.6003</text:p>
          </table:table-cell>
          <table:table-cell office:value-type="float" office:value="20.75" calcext:value-type="float">
            <text:p>20.75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6547" calcext:value-type="float">
            <text:p>0.6547</text:p>
          </table:table-cell>
          <table:table-cell office:value-type="string" calcext:value-type="string">
            <text:p>fe6ae6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493" calcext:value-type="float">
            <text:p>0.493</text:p>
          </table:table-cell>
          <table:table-cell office:value-type="float" office:value="9.143" calcext:value-type="float">
            <text:p>9.143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3671" calcext:value-type="float">
            <text:p>0.3671</text:p>
          </table:table-cell>
          <table:table-cell office:value-type="string" calcext:value-type="string">
            <text:p>402918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6043" calcext:value-type="float">
            <text:p>0.6043</text:p>
          </table:table-cell>
          <table:table-cell office:value-type="float" office:value="17.5" calcext:value-type="float">
            <text:p>17.5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3928" calcext:value-type="float">
            <text:p>0.3928</text:p>
          </table:table-cell>
          <table:table-cell office:value-type="string" calcext:value-type="string">
            <text:p>a8d0421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7556" calcext:value-type="float">
            <text:p>0.7556</text:p>
          </table:table-cell>
          <table:table-cell office:value-type="float" office:value="0.803" calcext:value-type="float">
            <text:p>0.803</text:p>
          </table:table-cell>
          <table:table-cell office:value-type="float" office:value="0.5523" calcext:value-type="float">
            <text:p>0.5523</text:p>
          </table:table-cell>
          <table:table-cell office:value-type="float" office:value="12.6" calcext:value-type="float">
            <text:p>12.6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1511" calcext:value-type="float">
            <text:p>0.1511</text:p>
          </table:table-cell>
          <table:table-cell office:value-type="string" calcext:value-type="string">
            <text:p>ec2735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7556" calcext:value-type="float">
            <text:p>0.755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819" calcext:value-type="float">
            <text:p>0.5819</text:p>
          </table:table-cell>
          <table:table-cell office:value-type="float" office:value="15.45" calcext:value-type="float">
            <text:p>15.45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6693" calcext:value-type="float">
            <text:p>0.6693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375" calcext:value-type="float">
            <text:p>0.6375</text:p>
          </table:table-cell>
          <table:table-cell office:value-type="float" office:value="21.9" calcext:value-type="float">
            <text:p>21.9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bbbbe2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97" calcext:value-type="float">
            <text:p>0.5997</text:p>
          </table:table-cell>
          <table:table-cell office:value-type="float" office:value="17.57" calcext:value-type="float">
            <text:p>17.57</text:p>
          </table:table-cell>
          <table:table-cell office:value-type="float" office:value="0.5966" calcext:value-type="float">
            <text:p>0.5966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7c9dff5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7455" calcext:value-type="float">
            <text:p>0.7455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722" calcext:value-type="float">
            <text:p>0.5722</text:p>
          </table:table-cell>
          <table:table-cell office:value-type="float" office:value="15.13" calcext:value-type="float">
            <text:p>15.13</text:p>
          </table:table-cell>
          <table:table-cell office:value-type="float" office:value="0.5713" calcext:value-type="float">
            <text:p>0.5713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362e4f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6256" calcext:value-type="float">
            <text:p>0.6256</text:p>
          </table:table-cell>
          <table:table-cell office:value-type="float" office:value="21.76" calcext:value-type="float">
            <text:p>21.76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95efbe0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7364" calcext:value-type="float">
            <text:p>0.7364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6164" calcext:value-type="float">
            <text:p>0.6164</text:p>
          </table:table-cell>
          <table:table-cell office:value-type="float" office:value="23.04" calcext:value-type="float">
            <text:p>23.04</text:p>
          </table:table-cell>
          <table:table-cell office:value-type="float" office:value="0.6073" calcext:value-type="float">
            <text:p>0.6073</text:p>
          </table:table-cell>
          <table:table-cell office:value-type="float" office:value="0.178" calcext:value-type="float">
            <text:p>0.178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f2ea47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034" calcext:value-type="float">
            <text:p>0.6034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.5355" calcext:value-type="float">
            <text:p>0.5355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9d883a9</text:p>
          </table:table-cell>
          <table:table-cell table:number-columns-repeated="114"/>
        </table:table-row>
        <table:table-row table:style-name="ro1">
          <table:table-cell table:style-name="ACE-8" office:value-type="string" calcext:value-type="string">
            <text:p>rfc</text:p>
          </table:table-cell>
          <table:table-cell table:style-name="ACE-8" office:value-type="string" calcext:value-type="string">
            <text:p>robust scaling</text:p>
          </table:table-cell>
          <table:table-cell table:style-name="ACE-8" office:value-type="string" calcext:value-type="string">
            <text:p>FALSE</text:p>
          </table:table-cell>
          <table:table-cell table:style-name="ACE-8" office:value-type="string" calcext:value-type="string">
            <text:p>multiple</text:p>
          </table:table-cell>
          <table:table-cell table:style-name="ACE-8" office:value-type="float" office:value="0.8207" calcext:value-type="float">
            <text:p>0.8207</text:p>
          </table:table-cell>
          <table:table-cell table:style-name="ACE-8" office:value-type="float" office:value="0.8738" calcext:value-type="float">
            <text:p>0.8738</text:p>
          </table:table-cell>
          <table:table-cell table:style-name="ACE-8" office:value-type="float" office:value="0.8182" calcext:value-type="float">
            <text:p>0.8182</text:p>
          </table:table-cell>
          <table:table-cell table:style-name="ACE-8" office:value-type="float" office:value="0.8243" calcext:value-type="float">
            <text:p>0.8243</text:p>
          </table:table-cell>
          <table:table-cell table:style-name="ACE-8" office:value-type="float" office:value="0.6346" calcext:value-type="float">
            <text:p>0.6346</text:p>
          </table:table-cell>
          <table:table-cell table:style-name="ACE-8" office:value-type="float" office:value="21.12" calcext:value-type="float">
            <text:p>21.12</text:p>
          </table:table-cell>
          <table:table-cell table:style-name="ACE-8" office:value-type="float" office:value="0.6159" calcext:value-type="float">
            <text:p>0.6159</text:p>
          </table:table-cell>
          <table:table-cell table:style-name="ACE-8" office:value-type="float" office:value="0.1455" calcext:value-type="float">
            <text:p>0.1455</text:p>
          </table:table-cell>
          <table:table-cell table:style-name="ACE-8" office:value-type="float" office:value="0.4" calcext:value-type="float">
            <text:p>0.4</text:p>
          </table:table-cell>
          <table:table-cell table:style-name="ACE-8" office:value-type="string" calcext:value-type="string">
            <text:p>d8fda84</text:p>
          </table:table-cell>
          <table:table-cell table:style-name="ACE-8" table:number-columns-repeated="50"/>
          <table:table-cell table:number-columns-repeated="6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75" calcext:value-type="float">
            <text:p>0.875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6445" calcext:value-type="float">
            <text:p>0.6445</text:p>
          </table:table-cell>
          <table:table-cell office:value-type="float" office:value="22.47" calcext:value-type="float">
            <text:p>22.47</text:p>
          </table:table-cell>
          <table:table-cell office:value-type="float" office:value="0.6172" calcext:value-type="float">
            <text:p>0.6172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8d5c6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5803" calcext:value-type="float">
            <text:p>0.5803</text:p>
          </table:table-cell>
          <table:table-cell office:value-type="float" office:value="14.88" calcext:value-type="float">
            <text:p>14.88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2887" calcext:value-type="float">
            <text:p>0.2887</text:p>
          </table:table-cell>
          <table:table-cell office:value-type="string" calcext:value-type="string">
            <text:p>dee7013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 + isoma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97" calcext:value-type="float">
            <text:p>0.5997</text:p>
          </table:table-cell>
          <table:table-cell office:value-type="float" office:value="17.57" calcext:value-type="float">
            <text:p>17.57</text:p>
          </table:table-cell>
          <table:table-cell office:value-type="float" office:value="0.616" calcext:value-type="float">
            <text:p>0.616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8413e34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 + modified ll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6165" calcext:value-type="float">
            <text:p>0.6165</text:p>
          </table:table-cell>
          <table:table-cell office:value-type="float" office:value="20.68" calcext:value-type="float">
            <text:p>20.68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1829" calcext:value-type="float">
            <text:p>0.1829</text:p>
          </table:table-cell>
          <table:table-cell office:value-type="float" office:value="0.5774" calcext:value-type="float">
            <text:p>0.5774</text:p>
          </table:table-cell>
          <table:table-cell office:value-type="string" calcext:value-type="string">
            <text:p>af1b9e1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 + hessian ll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6321" calcext:value-type="float">
            <text:p>0.6321</text:p>
          </table:table-cell>
          <table:table-cell office:value-type="float" office:value="20.53" calcext:value-type="float">
            <text:p>20.53</text:p>
          </table:table-cell>
          <table:table-cell office:value-type="float" office:value="0.6174" calcext:value-type="float">
            <text:p>0.6174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2887" calcext:value-type="float">
            <text:p>0.2887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5998" calcext:value-type="float">
            <text:p>0.5998</text:p>
          </table:table-cell>
          <table:table-cell office:value-type="float" office:value="16.67" calcext:value-type="float">
            <text:p>16.67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155" calcext:value-type="float">
            <text:p>0.15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9577cab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034" calcext:value-type="float">
            <text:p>0.6034</text:p>
          </table:table-cell>
          <table:table-cell office:value-type="float" office:value="18.5" calcext:value-type="float">
            <text:p>18.5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4725" calcext:value-type="float">
            <text:p>0.4725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472" calcext:value-type="float">
            <text:p>0.6472</text:p>
          </table:table-cell>
          <table:table-cell office:value-type="float" office:value="23.25" calcext:value-type="float">
            <text:p>23.25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df5c67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184" calcext:value-type="float">
            <text:p>0.6184</text:p>
          </table:table-cell>
          <table:table-cell office:value-type="float" office:value="19.54" calcext:value-type="float">
            <text:p>19.54</text:p>
          </table:table-cell>
          <table:table-cell office:value-type="float" office:value="0.5953" calcext:value-type="float">
            <text:p>0.5953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4193" calcext:value-type="float">
            <text:p>0.4193</text:p>
          </table:table-cell>
          <table:table-cell office:value-type="string" calcext:value-type="string">
            <text:p>575a1b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04" calcext:value-type="float">
            <text:p>0.5904</text:p>
          </table:table-cell>
          <table:table-cell office:value-type="float" office:value="16.69" calcext:value-type="float">
            <text:p>16.69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1f01a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8143" calcext:value-type="float">
            <text:p>0.8143</text:p>
          </table:table-cell>
          <table:table-cell office:value-type="float" office:value="0.619" calcext:value-type="float">
            <text:p>0.619</text:p>
          </table:table-cell>
          <table:table-cell office:value-type="float" office:value="19.42" calcext:value-type="float">
            <text:p>19.42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4485" calcext:value-type="float">
            <text:p>0.4485</text:p>
          </table:table-cell>
          <table:table-cell office:value-type="string" calcext:value-type="string">
            <text:p>5ef05f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7545" calcext:value-type="float">
            <text:p>0.7545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6207" calcext:value-type="float">
            <text:p>0.6207</text:p>
          </table:table-cell>
          <table:table-cell office:value-type="float" office:value="22.2" calcext:value-type="float">
            <text:p>22.2</text:p>
          </table:table-cell>
          <table:table-cell office:value-type="float" office:value="0.6086" calcext:value-type="float">
            <text:p>0.6086</text:p>
          </table:table-cell>
          <table:table-cell office:value-type="float" office:value="0.172" calcext:value-type="float">
            <text:p>0.172</text:p>
          </table:table-cell>
          <table:table-cell office:value-type="float" office:value="0.5528" calcext:value-type="float">
            <text:p>0.5528</text:p>
          </table:table-cell>
          <table:table-cell office:value-type="string" calcext:value-type="string">
            <text:p>d144d7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7091" calcext:value-type="float">
            <text:p>0.7091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577" calcext:value-type="float">
            <text:p>0.577</text:p>
          </table:table-cell>
          <table:table-cell office:value-type="float" office:value="17.6" calcext:value-type="float">
            <text:p>17.6</text:p>
          </table:table-cell>
          <table:table-cell office:value-type="float" office:value="0.5064" calcext:value-type="float">
            <text:p>0.5064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4523" calcext:value-type="float">
            <text:p>0.4523</text:p>
          </table:table-cell>
          <table:table-cell office:value-type="string" calcext:value-type="string">
            <text:p>bf7416c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04" calcext:value-type="float">
            <text:p>0.5904</text:p>
          </table:table-cell>
          <table:table-cell office:value-type="float" office:value="16.69" calcext:value-type="float">
            <text:p>16.69</text:p>
          </table:table-cell>
          <table:table-cell office:value-type="float" office:value="0.5867" calcext:value-type="float">
            <text:p>0.5867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44c995d</text:p>
          </table:table-cell>
          <table:table-cell table:number-columns-repeated="114"/>
        </table:table-row>
        <table:table-row table:style-name="ro1">
          <table:table-cell table:style-name="ACE-8" office:value-type="string" calcext:value-type="string">
            <text:p>gbc</text:p>
          </table:table-cell>
          <table:table-cell table:style-name="ACE-8" office:value-type="string" calcext:value-type="string">
            <text:p>robust scaling</text:p>
          </table:table-cell>
          <table:table-cell table:style-name="ACE-8" office:value-type="string" calcext:value-type="string">
            <text:p>TRUE</text:p>
          </table:table-cell>
          <table:table-cell table:style-name="ACE-8" office:value-type="string" calcext:value-type="string">
            <text:p>multiple</text:p>
          </table:table-cell>
          <table:table-cell table:style-name="ACE-8" office:value-type="float" office:value="0.8098" calcext:value-type="float">
            <text:p>0.8098</text:p>
          </table:table-cell>
          <table:table-cell table:style-name="ACE-8" office:value-type="float" office:value="0.8571" calcext:value-type="float">
            <text:p>0.8571</text:p>
          </table:table-cell>
          <table:table-cell table:style-name="ACE-8" office:value-type="float" office:value="0.8182" calcext:value-type="float">
            <text:p>0.8182</text:p>
          </table:table-cell>
          <table:table-cell table:style-name="ACE-8" office:value-type="float" office:value="0.7973" calcext:value-type="float">
            <text:p>0.7973</text:p>
          </table:table-cell>
          <table:table-cell table:style-name="ACE-8" office:value-type="float" office:value="0.6097" calcext:value-type="float">
            <text:p>0.6097</text:p>
          </table:table-cell>
          <table:table-cell table:style-name="ACE-8" office:value-type="float" office:value="17.7" calcext:value-type="float">
            <text:p>17.7</text:p>
          </table:table-cell>
          <table:table-cell table:style-name="ACE-8" office:value-type="float" office:value="0.615" calcext:value-type="float">
            <text:p>0.615</text:p>
          </table:table-cell>
          <table:table-cell table:style-name="ACE-8" office:value-type="float" office:value="0.1728" calcext:value-type="float">
            <text:p>0.1728</text:p>
          </table:table-cell>
          <table:table-cell table:style-name="ACE-8" office:value-type="float" office:value="0.3572" calcext:value-type="float">
            <text:p>0.3572</text:p>
          </table:table-cell>
          <table:table-cell table:style-name="ACE-8" office:value-type="string" calcext:value-type="string">
            <text:p>d0f74ea</text:p>
          </table:table-cell>
          <table:table-cell table:style-name="ACE-8" table:number-columns-repeated="50"/>
          <table:table-cell table:number-columns-repeated="6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standard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44" calcext:value-type="float">
            <text:p>0.844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6053" calcext:value-type="float">
            <text:p>0.6053</text:p>
          </table:table-cell>
          <table:table-cell office:value-type="float" office:value="17.14" calcext:value-type="float">
            <text:p>17.14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3572" calcext:value-type="float">
            <text:p>0.3572</text:p>
          </table:table-cell>
          <table:table-cell office:value-type="string" calcext:value-type="string">
            <text:p>3e470b5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pca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88" calcext:value-type="float">
            <text:p>0.788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5707" calcext:value-type="float">
            <text:p>0.5707</text:p>
          </table:table-cell>
          <table:table-cell office:value-type="float" office:value="14.09" calcext:value-type="float">
            <text:p>14.09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3572" calcext:value-type="float">
            <text:p>0.3572</text:p>
          </table:table-cell>
          <table:table-cell office:value-type="string" calcext:value-type="string">
            <text:p>4dcf6e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 + isoma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476" calcext:value-type="float">
            <text:p>0.8476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7838" calcext:value-type="float">
            <text:p>0.7838</text:p>
          </table:table-cell>
          <table:table-cell office:value-type="float" office:value="0.5873" calcext:value-type="float">
            <text:p>0.5873</text:p>
          </table:table-cell>
          <table:table-cell office:value-type="float" office:value="15.36" calcext:value-type="float">
            <text:p>15.36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5774" calcext:value-type="float">
            <text:p>0.5774</text:p>
          </table:table-cell>
          <table:table-cell office:value-type="string" calcext:value-type="string">
            <text:p>ba08e51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 + modified ll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609" calcext:value-type="float">
            <text:p>0.7609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5076" calcext:value-type="float">
            <text:p>0.5076</text:p>
          </table:table-cell>
          <table:table-cell office:value-type="float" office:value="9.675" calcext:value-type="float">
            <text:p>9.675</text:p>
          </table:table-cell>
          <table:table-cell office:value-type="float" office:value="0.5255" calcext:value-type="float">
            <text:p>0.5255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4193" calcext:value-type="float">
            <text:p>0.4193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375" calcext:value-type="float">
            <text:p>0.6375</text:p>
          </table:table-cell>
          <table:table-cell office:value-type="float" office:value="21.9" calcext:value-type="float">
            <text:p>21.9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2182" calcext:value-type="float">
            <text:p>0.2182</text:p>
          </table:table-cell>
          <table:table-cell table:style-name="ACE-10"/>
          <table:table-cell table:number-columns-repeated="114"/>
        </table:table-row>
        <table:table-row table:style-name="ro1" table:number-rows-repeated="1048499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Liberation Mono" svg:font-family="'Liberation Mono'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odel_5f_selection" style:display-name="model_selection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1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4T22:20:52.296813478</dc:date>
    <meta:editing-cycles>47</meta:editing-cycles>
    <meta:editing-duration>P1DT2H11M21S</meta:editing-duration>
    <meta:generator>LibreOffice/6.4.6.2$Linux_X86_64 LibreOffice_project/40$Build-2</meta:generator>
    <meta:document-statistic meta:table-count="2" meta:cell-count="1779" meta:object-count="0"/>
  </office:meta>
</office:document-meta>
</file>